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8dc210" style:family="table" style:master-page-name="ta-mp-0x18dc210">
      <style:table-properties table:display="true" style:writing-mode="lr-tb"/>
    </style:style>
    <style:style style:name="ta-0x18dc400" style:family="table" style:master-page-name="ta-mp-0x18dc400">
      <style:table-properties table:display="true" style:writing-mode="lr-tb"/>
    </style:style>
    <style:style style:name="ta-0x18dc5f0" style:family="table" style:master-page-name="ta-mp-0x18dc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9c21d8" style:family="table-cell" style:data-style-name="ND.0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1e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20b8" style:family="table-cell" style:data-style-name="ND.0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1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1f98" style:family="table-cell" style:data-style-name="ND.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22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24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25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5.25pt" style:use-optimal-column-width="false"/>
    </style:style>
    <style:style style:name="ACOL-2" style:family="table-column">
      <style:table-column-properties style:column-width="67.50pt" style:use-optimal-column-width="false"/>
    </style:style>
    <style:style style:name="ACOL-3" style:family="table-column"/>
    <style:style style:name="ACOL-4" style:family="table-column">
      <style:table-column-properties style:column-width="66.75pt" style:use-optimal-column-width="true"/>
    </style:style>
    <style:style style:name="ACOL-5" style:family="table-column">
      <style:table-column-properties style:column-width="64.01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8dc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7"/>
        <table:table-column table:style-name="ACOL-0" table:number-columns-repeated="2"/>
        <table:table-column table:style-name="ACOL-4"/>
        <table:table-column table:style-name="ACOL-0" table:number-columns-repeated="245"/>
        <table:table-row table:style-name="AROW-1">
          <table:table-cell table:style-name="ACE-0x19c19f8" office:value-type="string" office:string-value="Intervalli (cm)">
            <text:p>Intervalli (cm)</text:p>
          </table:table-cell>
          <table:table-cell table:style-name="ACE-0x19c1f98" office:value-type="string" office:string-value="40 – 50">
            <text:p>40 – 50</text:p>
          </table:table-cell>
          <table:table-cell table:style-name="ACE-0x19c1f98" office:value-type="string" office:string-value="40 – 60">
            <text:p>40 – 60</text:p>
          </table:table-cell>
          <table:table-cell table:style-name="ACE-0x19c1f98" office:value-type="string" office:string-value="40 – 70">
            <text:p>40 – 70</text:p>
          </table:table-cell>
          <table:table-cell table:style-name="ACE-0x19c1f98" office:value-type="string" office:string-value="40 – 80 ">
            <text:p>40 – 80 </text:p>
          </table:table-cell>
          <table:table-cell table:style-name="ACE-0x19c1f98" office:value-type="string" office:string-value="40 – 90">
            <text:p>40 – 90</text:p>
          </table:table-cell>
          <table:table-cell table:style-name="ACE-0x19c1f98" office:value-type="string" office:string-value="40 – 100">
            <text:p>40 – 100</text:p>
          </table:table-cell>
          <table:table-cell table:style-name="ACE-0x19c1f98" office:value-type="string" office:string-value="40 – 110">
            <text:p>40 – 110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number-columns-spanned="7"/>
          <table:covered-table-cell table:number-columns-repeated="6"/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Misure (s)">
            <text:p>Misure (s)</text:p>
          </table:table-cell>
          <table:table-cell table:style-name="ACE-0x19c20b8" office:value-type="float" office:value="0.367">
            <text:p>0.367</text:p>
          </table:table-cell>
          <table:table-cell table:style-name="ACE-0x19c20b8" office:value-type="float" office:value="0.688">
            <text:p>0.688</text:p>
          </table:table-cell>
          <table:table-cell table:style-name="ACE-0x19c20b8" office:value-type="float" office:value="0.974">
            <text:p>0.974</text:p>
          </table:table-cell>
          <table:table-cell table:style-name="ACE-0x19c20b8" office:value-type="float" office:value="1.236">
            <text:p>1.236</text:p>
          </table:table-cell>
          <table:table-cell table:style-name="ACE-0x19c20b8" office:value-type="float" office:value="1.477">
            <text:p>1.477</text:p>
          </table:table-cell>
          <table:table-cell table:style-name="ACE-0x19c20b8" office:value-type="float" office:value="1.704">
            <text:p>1.704</text:p>
          </table:table-cell>
          <table:table-cell table:style-name="ACE-0x19c20b8" office:value-type="float" office:value="1.908">
            <text:p>1.908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style-name="ACE-0x19c20b8" office:value-type="float" office:value="0.368">
            <text:p>0.368</text:p>
          </table:table-cell>
          <table:table-cell table:style-name="ACE-0x19c20b8" office:value-type="float" office:value="0.687">
            <text:p>0.687</text:p>
          </table:table-cell>
          <table:table-cell table:style-name="ACE-0x19c20b8" office:value-type="float" office:value="0.972">
            <text:p>0.972</text:p>
          </table:table-cell>
          <table:table-cell table:style-name="ACE-0x19c20b8" office:value-type="float" office:value="1.235">
            <text:p>1.235</text:p>
          </table:table-cell>
          <table:table-cell table:style-name="ACE-0x19c20b8" office:value-type="float" office:value="1.478">
            <text:p>1.478</text:p>
          </table:table-cell>
          <table:table-cell table:style-name="ACE-0x19c20b8" office:value-type="float" office:value="1.702">
            <text:p>1.702</text:p>
          </table:table-cell>
          <table:table-cell table:style-name="ACE-0x19c20b8" office:value-type="float" office:value="1.912">
            <text:p>1.912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style-name="ACE-0x19c20b8" office:value-type="float" office:value="0.367">
            <text:p>0.367</text:p>
          </table:table-cell>
          <table:table-cell table:style-name="ACE-0x19c20b8" office:value-type="float" office:value="0.687">
            <text:p>0.687</text:p>
          </table:table-cell>
          <table:table-cell table:style-name="ACE-0x19c20b8" office:value-type="float" office:value="0.974">
            <text:p>0.974</text:p>
          </table:table-cell>
          <table:table-cell table:style-name="ACE-0x19c20b8" office:value-type="float" office:value="1.235">
            <text:p>1.235</text:p>
          </table:table-cell>
          <table:table-cell table:style-name="ACE-0x19c20b8" office:value-type="float" office:value="1.47">
            <text:p>1.470</text:p>
          </table:table-cell>
          <table:table-cell table:style-name="ACE-0x19c20b8" office:value-type="float" office:value="1.703">
            <text:p>1.703</text:p>
          </table:table-cell>
          <table:table-cell table:style-name="ACE-0x19c20b8" office:value-type="float" office:value="1.906">
            <text:p>1.906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style-name="ACE-0x19c20b8" office:value-type="float" office:value="0.368">
            <text:p>0.368</text:p>
          </table:table-cell>
          <table:table-cell table:style-name="ACE-0x19c20b8" office:value-type="float" office:value="0.69">
            <text:p>0.690</text:p>
          </table:table-cell>
          <table:table-cell table:style-name="ACE-0x19c20b8" office:value-type="float" office:value="0.974">
            <text:p>0.974</text:p>
          </table:table-cell>
          <table:table-cell table:style-name="ACE-0x19c20b8" office:value-type="float" office:value="1.234">
            <text:p>1.234</text:p>
          </table:table-cell>
          <table:table-cell table:style-name="ACE-0x19c20b8" office:value-type="float" office:value="1.48">
            <text:p>1.480</text:p>
          </table:table-cell>
          <table:table-cell table:style-name="ACE-0x19c20b8" office:value-type="float" office:value="1.702">
            <text:p>1.702</text:p>
          </table:table-cell>
          <table:table-cell table:style-name="ACE-0x19c20b8" office:value-type="float" office:value="1.91">
            <text:p>1.910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style-name="ACE-0x19c21d8" office:value-type="float" office:value="0.368">
            <text:p>0.368</text:p>
          </table:table-cell>
          <table:table-cell table:style-name="ACE-0x19c21d8" office:value-type="float" office:value="0.688">
            <text:p>0.688</text:p>
          </table:table-cell>
          <table:table-cell table:style-name="ACE-0x19c21d8" office:value-type="float" office:value="0.973">
            <text:p>0.973</text:p>
          </table:table-cell>
          <table:table-cell table:style-name="ACE-0x19c21d8" office:value-type="float" office:value="1.235">
            <text:p>1.235</text:p>
          </table:table-cell>
          <table:table-cell table:style-name="ACE-0x19c21d8" office:value-type="float" office:value="1.481">
            <text:p>1.481</text:p>
          </table:table-cell>
          <table:table-cell table:style-name="ACE-0x19c21d8" office:value-type="float" office:value="1.7">
            <text:p>1.700</text:p>
          </table:table-cell>
          <table:table-cell table:style-name="ACE-0x19c21d8" office:value-type="float" office:value="1.912">
            <text:p>1.912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/>
          <table:table-cell table:number-columns-repeated="255" table:style-name="Gnumeric-default"/>
        </table:table-row>
        <table:table-row table:style-name="AROW-1">
          <table:table-cell table:style-name="ACE-0x19c19f8" office:value-type="string" office:string-value="Media (s)">
            <text:p>Media (s)</text:p>
          </table:table-cell>
          <table:table-cell table:style-name="ACE-0x19c22f8" office:value-type="float" office:value="0.3676">
            <text:p>0.368</text:p>
          </table:table-cell>
          <table:table-cell table:style-name="ACE-0x19c22f8" office:value-type="float" office:value="0.688">
            <text:p>0.688</text:p>
          </table:table-cell>
          <table:table-cell table:style-name="ACE-0x19c22f8" office:value-type="float" office:value="0.9734">
            <text:p>0.973</text:p>
          </table:table-cell>
          <table:table-cell table:style-name="ACE-0x19c22f8" office:value-type="float" office:value="1.235">
            <text:p>1.235</text:p>
          </table:table-cell>
          <table:table-cell table:style-name="ACE-0x19c22f8" office:value-type="float" office:value="1.4772">
            <text:p>1.477</text:p>
          </table:table-cell>
          <table:table-cell table:style-name="ACE-0x19c22f8" office:value-type="float" office:value="1.7022">
            <text:p>1.702</text:p>
          </table:table-cell>
          <table:table-cell table:style-name="ACE-0x19c22f8" office:value-type="float" office:value="1.9096">
            <text:p>1.910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Varianza del campione (s^2)">
            <text:p>Varianza del campione (s^2)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Deviazione standard campione (s)">
            <text:p>Deviazione standard campione (s)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09545">
            <text:p>0.001</text:p>
          </table:table-cell>
          <table:table-cell table:style-name="ACE-0x19c22f8" office:value-type="float" office:value="0.0008">
            <text:p>0.001</text:p>
          </table:table-cell>
          <table:table-cell table:style-name="ACE-0x19c22f8" office:value-type="float" office:value="0.000632456">
            <text:p>0.001</text:p>
          </table:table-cell>
          <table:table-cell table:style-name="ACE-0x19c22f8" office:value-type="float" office:value="0.00386782">
            <text:p>0.004</text:p>
          </table:table-cell>
          <table:table-cell table:style-name="ACE-0x19c22f8" office:value-type="float" office:value="0.00132665">
            <text:p>0.001</text:p>
          </table:table-cell>
          <table:table-cell table:style-name="ACE-0x19c22f8" office:value-type="float" office:value="0.00233238">
            <text:p>0.002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Varianza della popolazione (s^2)">
            <text:p>Varianza della popolazione (s^2)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Deviazione standard popolazione (s)">
            <text:p>Deviazione standard popolazione (s)</text:p>
          </table:table-cell>
          <table:table-cell table:style-name="ACE-0x19c22f8" office:value-type="float" office:value="0.000547723">
            <text:p>0.001</text:p>
          </table:table-cell>
          <table:table-cell table:style-name="ACE-0x19c22f8" office:value-type="float" office:value="0.00122474">
            <text:p>0.001</text:p>
          </table:table-cell>
          <table:table-cell table:style-name="ACE-0x19c22f8" office:value-type="float" office:value="0.000894427">
            <text:p>0.001</text:p>
          </table:table-cell>
          <table:table-cell table:style-name="ACE-0x19c22f8" office:value-type="float" office:value="0.000707107">
            <text:p>0.001</text:p>
          </table:table-cell>
          <table:table-cell table:style-name="ACE-0x19c22f8" office:value-type="float" office:value="0.00432435">
            <text:p>0.004</text:p>
          </table:table-cell>
          <table:table-cell table:style-name="ACE-0x19c22f8" office:value-type="float" office:value="0.00148324">
            <text:p>0.001</text:p>
          </table:table-cell>
          <table:table-cell table:style-name="ACE-0x19c22f8" office:value-type="float" office:value="0.00260768">
            <text:p>0.003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Errore della media (s)">
            <text:p>Errore della media (s)</text:p>
          </table:table-cell>
          <table:table-cell table:style-name="ACE-0x19c22f8" office:value-type="float" office:value="0.000244949">
            <text:p>0.000</text:p>
          </table:table-cell>
          <table:table-cell table:style-name="ACE-0x19c22f8" office:value-type="float" office:value="0.000547723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">
            <text:p>0.001</text:p>
          </table:table-cell>
          <table:table-cell table:style-name="ACE-0x19c22f8" office:value-type="float" office:value="0.00193391">
            <text:p>0.002</text:p>
          </table:table-cell>
          <table:table-cell table:style-name="ACE-0x19c22f8" office:value-type="float" office:value="0.000663325">
            <text:p>0.001</text:p>
          </table:table-cell>
          <table:table-cell table:style-name="ACE-0x19c22f8" office:value-type="float" office:value="0.00116619">
            <text:p>0.001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Massimo (s)">
            <text:p>Massimo (s)</text:p>
          </table:table-cell>
          <table:table-cell table:style-name="ACE-0x19c22f8" office:value-type="float" office:value="0.368">
            <text:p>0.368</text:p>
          </table:table-cell>
          <table:table-cell table:style-name="ACE-0x19c22f8" office:value-type="float" office:value="0.69">
            <text:p>0.690</text:p>
          </table:table-cell>
          <table:table-cell table:style-name="ACE-0x19c22f8" office:value-type="float" office:value="0.974">
            <text:p>0.974</text:p>
          </table:table-cell>
          <table:table-cell table:style-name="ACE-0x19c22f8" office:value-type="float" office:value="1.236">
            <text:p>1.236</text:p>
          </table:table-cell>
          <table:table-cell table:style-name="ACE-0x19c22f8" office:value-type="float" office:value="1.481">
            <text:p>1.481</text:p>
          </table:table-cell>
          <table:table-cell table:style-name="ACE-0x19c22f8" office:value-type="float" office:value="1.704">
            <text:p>1.704</text:p>
          </table:table-cell>
          <table:table-cell table:style-name="ACE-0x19c22f8" office:value-type="float" office:value="1.912">
            <text:p>1.912</text:p>
          </table:table-cell>
          <table:table-cell table:number-columns-repeated="248" table:style-name="Gnumeric-default"/>
        </table:table-row>
        <table:table-row table:style-name="AROW-1">
          <table:table-cell table:style-name="ACE-0x19c19f8" office:value-type="string" office:string-value="Minimo (s)">
            <text:p>Minimo (s)</text:p>
          </table:table-cell>
          <table:table-cell table:style-name="ACE-0x19c22f8" office:value-type="float" office:value="0.367">
            <text:p>0.367</text:p>
          </table:table-cell>
          <table:table-cell table:style-name="ACE-0x19c22f8" office:value-type="float" office:value="0.687">
            <text:p>0.687</text:p>
          </table:table-cell>
          <table:table-cell table:style-name="ACE-0x19c22f8" office:value-type="float" office:value="0.972">
            <text:p>0.972</text:p>
          </table:table-cell>
          <table:table-cell table:style-name="ACE-0x19c22f8" office:value-type="float" office:value="1.234">
            <text:p>1.234</text:p>
          </table:table-cell>
          <table:table-cell table:style-name="ACE-0x19c22f8" office:value-type="float" office:value="1.47">
            <text:p>1.470</text:p>
          </table:table-cell>
          <table:table-cell table:style-name="ACE-0x19c22f8" office:value-type="float" office:value="1.7">
            <text:p>1.700</text:p>
          </table:table-cell>
          <table:table-cell table:style-name="ACE-0x19c22f8" office:value-type="float" office:value="1.906">
            <text:p>1.90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1" table:number-rows-repeated="2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1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 table:number-rows-repeated="60497">
          <table:table-cell table:number-columns-repeated="256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 table:number-rows-repeated="935">
          <table:table-cell table:number-columns-repeated="256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 table:number-rows-repeated="5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8dc400" table:print="true">
        <office:forms form:automatic-focus="false" form:apply-design-mode="false">
          <form:form/>
        </office:forms>
        <table:table-column table:default-cell-style-name="ACE-0x19c2418" table:style-name="ACOL-5"/>
        <table:table-column table:default-cell-style-name="ACE-0x19c2418" table:style-name="ACOL-0" table:number-columns-repeated="255"/>
        <table:table-row table:style-name="AROW-3">
          <table:table-cell table:number-columns-repeated="256" table:style-name="ACE-0x19c2418"/>
        </table:table-row>
        <table:table-row table:style-name="AROW-0">
          <table:table-cell table:number-columns-repeated="256" table:style-name="ACE-0x19c2418"/>
        </table:table-row>
        <table:table-row table:style-name="AROW-0" table:number-rows-repeated="65534">
          <table:table-cell table:number-columns-repeated="256" table:style-name="ACE-0x19c241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8dc5f0" table:print="true">
        <office:forms form:automatic-focus="false" form:apply-design-mode="false">
          <form:form/>
        </office:forms>
        <table:table-column table:default-cell-style-name="ACE-0x19c2538" table:style-name="ACOL-5"/>
        <table:table-column table:default-cell-style-name="ACE-0x19c2538" table:style-name="ACOL-0" table:number-columns-repeated="255"/>
        <table:table-row table:style-name="AROW-3">
          <table:table-cell table:number-columns-repeated="256" table:style-name="ACE-0x19c2538"/>
        </table:table-row>
        <table:table-row table:style-name="AROW-0">
          <table:table-cell table:number-columns-repeated="256" table:style-name="ACE-0x19c2538"/>
        </table:table-row>
        <table:table-row table:style-name="AROW-0" table:number-rows-repeated="65534">
          <table:table-cell table:number-columns-repeated="256" table:style-name="ACE-0x19c253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3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9876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1a2af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1a30e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8dc210" style:display-name="Sheet1" style:page-layout-name="pl-0x19876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8dc400" style:display-name="Sheet2" style:page-layout-name="pl-0x1a2a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8dc5f0" style:display-name="Sheet3" style:page-layout-name="pl-0x1a30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2-25T16:06:27Z</dc:date>
    <meta:creation-date>2014-02-22T22:56:54Z</meta:creation-date>
    <meta:editing-cycles>2</meta:editing-cycles>
    <meta:editing-duration>P0D</meta:editing-duration>
    <meta:generator>gnumeric/1.10.17</meta:generator>
  </office:meta>
</office:document-meta>
</file>